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 Mono" svg:font-family="'Ubuntu Mono'" style:font-pitch="fixed"/>
    <style:font-face style:name="Laksaman" svg:font-family="Laksaman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Medium" svg:font-family="'Roboto Medium'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663cm" table:align="right"/>
    </style:style>
    <style:style style:name="Tabla1.A" style:family="table-column">
      <style:table-column-properties style:column-width="12.965cm"/>
    </style:style>
    <style:style style:name="Tabla1.B" style:family="table-column">
      <style:table-column-properties style:column-width="12.698cm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none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8.565cm" style:rel-column-width="21842*"/>
    </style:style>
    <style:style style:name="Tabla2.B" style:family="table-column">
      <style:table-column-properties style:column-width="8.527cm" style:rel-column-width="21743*"/>
    </style:style>
    <style:style style:name="Tabla2.C" style:family="table-column">
      <style:table-column-properties style:column-width="8.608cm" style:rel-column-width="21950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none" fo:border-right="none" fo:border-top="0.05pt solid #000000" fo:border-bottom="none"/>
    </style:style>
    <style:style style:name="Tabla2.C1" style:family="table-cell">
      <style:table-cell-properties fo:padding="0.097cm" fo:border-left="none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Roboto Medium" fo:font-size="15pt" officeooo:rsid="00026fa6" officeooo:paragraph-rsid="00026fa6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Roboto Light" fo:font-size="15pt" fo:font-weight="bold" officeooo:rsid="00026fa6" officeooo:paragraph-rsid="0002b9c6" style:font-size-asian="13.1000003814697pt" style:font-weight-asian="bold" style:font-size-complex="15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-0.801cm" fo:text-align="center" style:justify-single-word="false" fo:text-indent="0cm" style:auto-text-indent="false" style:page-number="auto" fo:background-color="transparent"/>
      <style:text-properties style:font-name="Roboto Light" fo:font-size="30pt" fo:font-weight="bold" officeooo:rsid="00026fa6" officeooo:paragraph-rsid="0014b2b8" style:font-size-asian="30pt" style:font-weight-asian="bold" style:font-size-complex="3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Roboto Light" fo:font-size="15pt" officeooo:rsid="0002b9c6" officeooo:paragraph-rsid="0002b9c6" style:font-size-asian="13.1000003814697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style:font-name="Roboto Light" fo:font-size="15pt" officeooo:rsid="00048c18" officeooo:paragraph-rsid="00048c18" style:font-size-asian="13.1000003814697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style:font-name="Roboto Light" fo:font-size="15pt" fo:font-weight="bold" officeooo:rsid="0002b9c6" officeooo:paragraph-rsid="0002b9c6" style:font-size-asian="13.1000003814697pt" style:font-weight-asian="bold" style:font-size-complex="1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Roboto Light" fo:font-size="15pt" fo:font-weight="normal" officeooo:rsid="00026fa6" officeooo:paragraph-rsid="00026fa6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Roboto Light" fo:font-size="15pt" fo:font-weight="bold" officeooo:rsid="00026fa6" officeooo:paragraph-rsid="0002b9c6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officeooo:paragraph-rsid="001fa626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8pt" fo:font-weight="bold" officeooo:rsid="00026fa6" officeooo:paragraph-rsid="0002b9c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18pt" fo:font-weight="bold" officeooo:rsid="00026fa6" officeooo:paragraph-rsid="00026fa6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18pt" fo:font-weight="bold" officeooo:rsid="00048c18" officeooo:paragraph-rsid="00048c18" style:font-size-asian="18pt" style:font-weight-asian="bold" style:font-size-complex="18pt" style:font-weight-complex="bold"/>
    </style:style>
    <style:style style:name="T1" style:family="text">
      <style:text-properties style:font-name="Roboto Light" fo:font-weight="bold" style:font-weight-asian="bold" style:font-weight-complex="bold"/>
    </style:style>
    <style:style style:name="T2" style:family="text">
      <style:text-properties style:font-name="Roboto Light" fo:font-weight="bold" officeooo:rsid="00048c18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dae4" style:font-weight-asian="bold" style:font-weight-complex="bold"/>
    </style:style>
    <style:style style:name="T5" style:family="text">
      <style:text-properties officeooo:rsid="0002b9c6"/>
    </style:style>
    <style:style style:name="T6" style:family="text">
      <style:text-properties officeooo:rsid="00048c18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ce181e" style:font-name="Roboto Light" fo:font-weight="bold" officeooo:rsid="00048c18" style:font-weight-asian="bold" style:font-weight-complex="bold"/>
    </style:style>
    <style:style style:name="T10" style:family="text">
      <style:text-properties fo:color="#ce181e" style:font-name="Roboto Light" fo:font-weight="bold" officeooo:rsid="00081b51" style:font-weight-asian="bold" style:font-weight-complex="bold"/>
    </style:style>
    <style:style style:name="T11" style:family="text">
      <style:text-properties fo:color="#ce181e" style:font-name="Ubuntu" fo:font-weight="bold" officeooo:rsid="00048c18" style:font-weight-asian="bold" style:font-weight-complex="bold"/>
    </style:style>
    <style:style style:name="T12" style:family="text">
      <style:text-properties fo:color="#ce181e" style:font-name="Ubuntu" fo:font-weight="bold" officeooo:rsid="00081b51" style:font-weight-asian="bold" style:font-weight-complex="bold"/>
    </style:style>
    <style:style style:name="T13" style:family="text">
      <style:text-properties fo:color="#ce181e" style:font-name="Ubuntu" fo:font-weight="normal" officeooo:rsid="00048c18" style:font-weight-asian="normal" style:font-weight-complex="normal"/>
    </style:style>
    <style:style style:name="T14" style:family="text">
      <style:text-properties fo:color="#ce181e" style:font-name="Ubuntu" fo:font-weight="normal" officeooo:rsid="00081b51" style:font-weight-asian="normal" style:font-weight-complex="normal"/>
    </style:style>
    <style:style style:name="T15" style:family="text">
      <style:text-properties fo:color="#000000" officeooo:rsid="00048c18"/>
    </style:style>
    <style:style style:name="T16" style:family="text">
      <style:text-properties fo:color="#000000" officeooo:rsid="00081b51"/>
    </style:style>
    <style:style style:name="T17" style:family="text">
      <style:text-properties fo:color="#000000" officeooo:rsid="000bde13"/>
    </style:style>
    <style:style style:name="T18" style:family="text">
      <style:text-properties fo:color="#000000" style:font-name="Ubuntu" officeooo:rsid="00048c18"/>
    </style:style>
    <style:style style:name="T19" style:family="text">
      <style:text-properties fo:color="#000000" style:font-name="Ubuntu" officeooo:rsid="00081b51"/>
    </style:style>
    <style:style style:name="T20" style:family="text">
      <style:text-properties fo:color="#000000" style:font-name="Ubuntu" officeooo:rsid="000bde13"/>
    </style:style>
    <style:style style:name="T21" style:family="text">
      <style:text-properties fo:color="#000000" style:font-name="Ubuntu Mono" officeooo:rsid="00048c18"/>
    </style:style>
    <style:style style:name="T22" style:family="text">
      <style:text-properties fo:color="#000000" style:font-name="Ubuntu Mono" officeooo:rsid="00081b51"/>
    </style:style>
    <style:style style:name="T23" style:family="text">
      <style:text-properties fo:color="#000000" style:font-name="Ubuntu Mono" officeooo:rsid="000bde13"/>
    </style:style>
    <style:style style:name="T24" style:family="text">
      <style:text-properties officeooo:rsid="000718ff"/>
    </style:style>
    <style:style style:name="T25" style:family="text">
      <style:text-properties officeooo:rsid="00081b51"/>
    </style:style>
    <style:style style:name="T26" style:family="text">
      <style:text-properties officeooo:rsid="000ddae4"/>
    </style:style>
    <style:style style:name="T27" style:family="text">
      <style:text-properties fo:font-weight="normal" officeooo:rsid="001127a3" style:font-weight-asian="normal" style:font-weight-complex="normal"/>
    </style:style>
    <style:style style:name="T28" style:family="text">
      <style:text-properties fo:font-size="6pt" fo:font-style="italic" style:text-underline-style="none" officeooo:rsid="00048c18" style:font-size-asian="6pt" style:font-style-asian="italic" style:font-size-complex="6pt" style:font-style-complex="italic"/>
    </style:style>
    <style:style style:name="T29" style:family="text">
      <style:text-properties fo:font-size="6pt" fo:font-style="italic" style:text-underline-style="none" officeooo:rsid="000ddae4" style:font-size-asian="6pt" style:font-style-asian="italic" style:font-size-complex="6pt" style:font-style-complex="italic"/>
    </style:style>
    <style:style style:name="T30" style:family="text">
      <style:text-properties fo:font-size="6pt" fo:font-style="italic" style:text-underline-style="none" officeooo:rsid="00068827" style:font-size-asian="6pt" style:font-style-asian="italic" style:font-size-complex="6pt" style:font-style-complex="italic"/>
    </style:style>
    <style:style style:name="T31" style:family="text">
      <style:text-properties fo:font-size="6pt" fo:font-style="italic" style:text-underline-style="none" officeooo:rsid="00172da3" style:font-size-asian="6pt" style:font-style-asian="italic" style:font-size-complex="6pt" style:font-style-complex="italic"/>
    </style:style>
    <style:style style:name="T32" style:family="text">
      <style:text-properties style:font-name="Ubuntu"/>
    </style:style>
    <style:style style:name="T33" style:family="text">
      <style:text-properties style:font-name="Ubuntu" fo:font-weight="normal" style:font-weight-asian="normal" style:font-weight-complex="normal"/>
    </style:style>
    <style:style style:name="T34" style:family="text">
      <style:text-properties style:font-name="Ubuntu" fo:font-weight="normal" officeooo:rsid="000ddae4" style:font-weight-asian="normal" style:font-weight-complex="normal"/>
    </style:style>
    <style:style style:name="T35" style:family="text">
      <style:text-properties style:font-name="Ubuntu" fo:font-weight="normal" officeooo:rsid="00048c18" style:font-weight-asian="normal" style:font-weight-complex="normal"/>
    </style:style>
    <style:style style:name="T36" style:family="text">
      <style:text-properties style:font-name="Ubuntu" fo:font-weight="bold" style:font-weight-asian="bold" style:font-weight-complex="bold"/>
    </style:style>
    <style:style style:name="T37" style:family="text">
      <style:text-properties style:font-name="Ubuntu" fo:font-weight="bold" officeooo:rsid="000ddae4" style:font-weight-asian="bold" style:font-weight-complex="bold"/>
    </style:style>
    <style:style style:name="T38" style:family="text">
      <style:text-properties style:font-name="Ubuntu" fo:font-size="6pt" fo:font-style="italic" style:text-underline-style="none" officeooo:rsid="00048c18" style:font-size-asian="6pt" style:font-style-asian="italic" style:font-size-complex="6pt" style:font-style-complex="italic"/>
    </style:style>
    <style:style style:name="T39" style:family="text">
      <style:text-properties style:font-name="Ubuntu" fo:font-size="6pt" fo:font-style="italic" style:text-underline-style="none" officeooo:rsid="000ddae4" style:font-size-asian="6pt" style:font-style-asian="italic" style:font-size-complex="6pt" style:font-style-complex="italic"/>
    </style:style>
    <style:style style:name="T40" style:family="text">
      <style:text-properties style:font-name="Ubuntu" fo:font-size="6pt" fo:font-style="italic" style:text-underline-style="none" officeooo:rsid="00068827" style:font-size-asian="6pt" style:font-style-asian="italic" style:font-size-complex="6pt" style:font-style-complex="italic"/>
    </style:style>
    <style:style style:name="T41" style:family="text">
      <style:text-properties style:font-name="Ubuntu" fo:font-size="6pt" fo:font-style="italic" style:text-underline-style="none" officeooo:rsid="00172da3" style:font-size-asian="6pt" style:font-style-asian="italic" style:font-size-complex="6pt" style:font-style-complex="italic"/>
    </style:style>
    <style:style style:name="T42" style:family="text">
      <style:text-properties style:font-name="Ubuntu" fo:font-size="6pt" fo:font-style="italic" style:text-underline-style="none" fo:font-weight="normal" officeooo:rsid="00048c18" style:font-size-asian="6pt" style:font-style-asian="italic" style:font-weight-asian="normal" style:font-size-complex="6pt" style:font-style-complex="italic" style:font-weight-complex="normal"/>
    </style:style>
    <style:style style:name="T43" style:family="text">
      <style:text-properties style:font-name="Ubuntu" fo:font-size="6pt" fo:font-style="italic" style:text-underline-style="none" fo:font-weight="normal" officeooo:rsid="000ddae4" style:font-size-asian="6pt" style:font-style-asian="italic" style:font-weight-asian="normal" style:font-size-complex="6pt" style:font-style-complex="italic" style:font-weight-complex="normal"/>
    </style:style>
    <style:style style:name="T44" style:family="text">
      <style:text-properties style:font-name="Ubuntu" fo:font-size="6pt" fo:font-style="italic" style:text-underline-style="none" fo:font-weight="normal" officeooo:rsid="00068827" style:font-size-asian="6pt" style:font-style-asian="italic" style:font-weight-asian="normal" style:font-size-complex="6pt" style:font-style-complex="italic" style:font-weight-complex="normal"/>
    </style:style>
    <style:style style:name="T45" style:family="text">
      <style:text-properties style:font-name="Ubuntu" fo:font-size="6pt" fo:font-style="italic" style:text-underline-style="none" fo:font-weight="normal" officeooo:rsid="00172da3" style:font-size-asian="6pt" style:font-style-asian="italic" style:font-weight-asian="normal" style:font-size-complex="6pt" style:font-style-complex="italic" style:font-weight-complex="normal"/>
    </style:style>
    <style:style style:name="T46" style:family="text">
      <style:text-properties style:font-name="Ubuntu" officeooo:rsid="000ddae4"/>
    </style:style>
    <style:style style:name="T47" style:family="text">
      <style:text-properties style:font-name="Ubuntu" fo:font-size="10pt" style:font-size-asian="10pt" style:font-size-complex="10pt"/>
    </style:style>
    <style:style style:name="T48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49" style:family="text">
      <style:text-properties style:font-name="Ubuntu" fo:font-size="9pt" style:font-size-asian="9pt" style:font-size-complex="9pt"/>
    </style:style>
    <style:style style:name="T50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51" style:family="text">
      <style:text-properties style:font-name="Ubuntu" fo:font-size="9pt" fo:font-weight="normal" officeooo:rsid="00048c18" style:font-size-asian="9pt" style:font-weight-asian="normal" style:font-size-complex="9pt" style:font-weight-complex="normal"/>
    </style:style>
    <style:style style:name="T52" style:family="text">
      <style:text-properties style:font-name="Roboto Light1"/>
    </style:style>
    <style:style style:name="T53" style:family="text">
      <style:text-properties style:font-name="Roboto Light1" officeooo:rsid="000ddae4"/>
    </style:style>
    <style:style style:name="T54" style:family="text">
      <style:text-properties style:font-name="Roboto Light1" fo:font-weight="normal" style:font-weight-asian="normal" style:font-weight-complex="normal"/>
    </style:style>
    <style:style style:name="T55" style:family="text">
      <style:text-properties style:font-name="Roboto Light1" fo:font-weight="normal" officeooo:rsid="000ddae4" style:font-weight-asian="normal" style:font-weight-complex="normal"/>
    </style:style>
    <style:style style:name="T56" style:family="text">
      <style:text-properties style:font-name="Ubuntu Mono"/>
    </style:style>
    <style:style style:name="T57" style:family="text">
      <style:text-properties style:font-name="Ubuntu Mono" officeooo:rsid="000ddae4"/>
    </style:style>
    <style:style style:name="T58" style:family="text">
      <style:text-properties style:font-name="Ubuntu Mono" fo:font-weight="bold" style:font-weight-asian="bold" style:font-weight-complex="bold"/>
    </style:style>
    <style:style style:name="T59" style:family="text">
      <style:text-properties style:font-name="Ubuntu Mono" fo:font-weight="bold" officeooo:rsid="000ddae4" style:font-weight-asian="bold" style:font-weight-complex="bold"/>
    </style:style>
    <style:style style:name="T60" style:family="text">
      <style:text-properties style:font-name="Ubuntu Mono" fo:font-weight="normal" style:font-weight-asian="normal" style:font-weight-complex="normal"/>
    </style:style>
    <style:style style:name="T61" style:family="text">
      <style:text-properties style:font-name="Ubuntu Mono" fo:font-weight="normal" officeooo:rsid="000ddae4" style:font-weight-asian="normal" style:font-weight-complex="normal"/>
    </style:style>
    <style:style style:name="T62" style:family="text">
      <style:text-properties style:font-name="Ubuntu Mono" fo:font-weight="normal" officeooo:rsid="001127a3" style:font-weight-asian="normal" style:font-weight-complex="normal"/>
    </style:style>
    <style:style style:name="T63" style:family="text">
      <style:text-properties style:font-name="Ubuntu Mono" officeooo:rsid="00048c18"/>
    </style:style>
    <style:style style:name="T64" style:family="text">
      <style:text-properties style:font-name="Ubuntu Mono" officeooo:rsid="00081b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9"/><text:span text:style-name="T33">PRESTAMO DE EQUIPO</text:span><text:tab/><text:tab/><text:tab/> <text:s text:c="2"/></text:p>
      <text:p text:style-name="P1"><text:tab/><text:tab/><text:tab/><text:tab/><text:tab/><text:tab/><text:tab/><text:tab/><text:tab/><text:tab/><text:tab/><text:tab/><text:tab/><text:tab/><text:tab/><text:tab/><text:span text:style-name="T60">N°:</text:span><text:span text:style-name="T33"> </text:span><text:span text:style-name="T11">{</text:span><text:span text:style-name="T12">d.ID_PRESTAMO</text:span><text:span text:style-name="T11">}</text:span></text:p>
      <text:p text:style-name="P11">DATOS DEL <text:span text:style-name="T24">SOLICITANTE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text:span text:style-name="T59">NOMBRE</text:span><text:span text:style-name="T36">:</text:span> <text:span text:style-name="T21">{</text:span><text:span text:style-name="T22">d.</text:span><text:span text:style-name="T23">NOMBRE</text:span><text:span text:style-name="T21">}</text:span></text:p>
          </table:table-cell>
          <table:table-cell table:style-name="Tabla1.B1" office:value-type="string">
            <text:p text:style-name="P4"><text:span text:style-name="T58">C</text:span><text:span text:style-name="T59">ODIGO</text:span><text:span text:style-name="T58">:</text:span> <text:span text:style-name="T63">{d.CODIGO_EMPLEADO}</text:span></text:p>
          </table:table-cell>
        </table:table-row>
        <table:table-row>
          <table:table-cell table:style-name="Tabla1.A2" office:value-type="string">
            <text:p text:style-name="P4"><text:span text:style-name="T58">C</text:span><text:span text:style-name="T59">ORREO</text:span><text:span text:style-name="T58">:</text:span> <text:span text:style-name="T63">{d.CORREO_EMPLEADO}</text:span></text:p>
          </table:table-cell>
          <table:table-cell table:style-name="Tabla1.B2" office:value-type="string">
            <text:p text:style-name="P4"><text:span text:style-name="T58">T</text:span><text:span text:style-name="T59">ELEFONO</text:span><text:span text:style-name="T58">:</text:span> <text:span text:style-name="T63">{d.TELEFONO}</text:span></text:p>
          </table:table-cell>
        </table:table-row>
      </table:table>
      <text:p text:style-name="P1"/>
      <text:p text:style-name="P1"/>
      <text:p text:style-name="P10">DATOS DEL <text:span text:style-name="T5">EQUIPO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"><text:span text:style-name="T58">N</text:span><text:span text:style-name="T59">OMBRE</text:span><text:span text:style-name="T58">:</text:span> <text:span text:style-name="T63">{d.NOMBRE_EQUIPO}</text:span></text:p>
          </table:table-cell>
          <table:table-cell table:style-name="Tabla2.B1" office:value-type="string">
            <text:p text:style-name="P4"><text:span text:style-name="T58">N</text:span><text:span text:style-name="T59">UMERO DE SERIE</text:span><text:span text:style-name="T58">:</text:span> <text:span text:style-name="T63">{d.SERIE}</text:span></text:p>
          </table:table-cell>
          <table:table-cell table:style-name="Tabla2.C1" office:value-type="string">
            <text:p text:style-name="P4"><text:span text:style-name="T58">C</text:span><text:span text:style-name="T59">ATEGORIA</text:span><text:span text:style-name="T58">:</text:span> <text:span text:style-name="T63">{d.CATEGORIA}</text:span></text:p>
          </table:table-cell>
        </table:table-row>
        <table:table-row>
          <table:table-cell table:style-name="Tabla2.A2" table:number-columns-spanned="3" office:value-type="string">
            <text:p text:style-name="P4"><text:span text:style-name="T58">C</text:span><text:span text:style-name="T59">ARACTERISTICAS</text:span><text:span text:style-name="T58">:</text:span> <text:span text:style-name="T63">{d.CARACTERISTICAS}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12">DATOS DEL PRESTAMO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pan text:style-name="T58">E</text:span><text:span text:style-name="T59">STADO SALIDA</text:span><text:span text:style-name="T58">:</text:span> <text:span text:style-name="T63">{d.ESTADO_SALIDA}</text:span></text:p>
            <text:p text:style-name="P4"/>
          </table:table-cell>
        </table:table-row>
        <table:table-row>
          <table:table-cell table:style-name="Tabla3.A2" office:value-type="string">
            <text:p text:style-name="P6"><text:span text:style-name="T56">E</text:span><text:span text:style-name="T57">STADO ENTRADA</text:span><text:span text:style-name="T56">:</text:span> <text:span text:style-name="T62">{d.ESTADO_ENTRADA}</text:span></text:p>
            <text:p text:style-name="P4"/>
          </table:table-cell>
        </table:table-row>
        <table:table-row>
          <table:table-cell table:style-name="Tabla3.A2" office:value-type="string">
            <text:p text:style-name="P5"><text:span text:style-name="T58">F</text:span><text:span text:style-name="T59">ECHA SALIDA</text:span><text:span text:style-name="T58">:</text:span><text:span text:style-name="T3"> </text:span><text:span text:style-name="T56">{</text:span><text:span text:style-name="T64">d.FECHA_SALIDA</text:span><text:span text:style-name="T56">}</text:span></text:p>
            <text:p text:style-name="P5"/>
          </table:table-cell>
        </table:table-row>
        <table:table-row>
          <table:table-cell table:style-name="Tabla3.A4" office:value-type="string">
            <text:p text:style-name="P5"><text:span text:style-name="T58">F</text:span><text:span text:style-name="T59">ECHA ENTRADA</text:span><text:span text:style-name="T58">:</text:span><text:span text:style-name="T3"> </text:span><text:span text:style-name="T56">{</text:span><text:span text:style-name="T64">d.FECHA_ENTRADA</text:span><text:span text:style-name="T56">}</text:span></text:p>
          </table:table-cell>
        </table:table-row>
      </table:table>
      <text:p text:style-name="P9"><text:span text:style-name="T35"><text:tab/></text:span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62"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<text:tab/><text:tab/><text:tab/><text:tab/><text:tab/><text:tab/><text:tab/><text:tab/><text:tab/><text:tab/><text:tab/><text:tab/><text:tab/><text:tab/><text:tab/><text:tab/> <text:s text:c="17"/></text:span><text:span text:style-name="T42">F</text:span><text:span text:style-name="T43">ECHA IMPRESO</text:span><text:span text:style-name="T42">: </text:span><text:span text:style-name="T44">{</text:span><text:span text:style-name="T45">d.fecha_impreso</text:span><text:span text:style-name="T44">}</text:span><text:span text:style-name="T2"> <text:s text:c="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buntu Mono" svg:font-family="'Ubuntu Mono'" style:font-pitch="fixed"/>
    <style:font-face style:name="Laksaman" svg:font-family="Laksaman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Medium" svg:font-family="'Roboto Medium'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9T13:55:14.350132722</dc:date>
    <meta:editing-duration>PT1H27M30S</meta:editing-duration>
    <meta:editing-cycles>25</meta:editing-cycles>
    <meta:document-statistic meta:table-count="3" meta:image-count="0" meta:object-count="0" meta:page-count="1" meta:paragraph-count="19" meta:word-count="47" meta:character-count="625" meta:non-whitespace-character-count="428"/>
  </office:meta>
</office:document-meta>
</file>